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1c1c1c" draw:fill="solid"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Dashed_20__28_var_29_" svg:stroke-color="#000000" draw:marker-end="Arrow" draw:marker-end-width="0.3cm" draw:fill="none" draw:fill-color="#ffffff" draw:textarea-vertical-align="middle"/>
    </style:style>
    <style:style style:name="gr10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Line_20_with_20_Fine_20_Dots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end"/>
      <style:text-properties fo:font-size="18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font-size="18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9cm" svg:height="1.7cm" svg:x="3.6cm" svg:y="3.3cm">
          <text:p text:style-name="P1">Initialize 'esp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477cm" svg:y1="1.323cm" svg:x2="6.55cm" svg:y2="3.3cm" draw:end-shape="id1" draw:end-glue-point="4" svg:d="M6477 1323l73 1977" svg:viewBox="0 0 74 1978">
          <text:p/>
        </draw:connector>
        <draw:frame draw:style-name="gr3" draw:layer="layout" svg:width="5.15cm" svg:height="0.962cm" svg:x="6.5cm" svg:y="1.1cm">
          <draw:text-box>
            <text:p>From bootloader</text:p>
          </draw:text-box>
        </draw:frame>
        <draw:custom-shape draw:style-name="gr1" draw:text-style-name="P1" xml:id="id2" draw:id="id2" draw:layer="layout" svg:width="5.9cm" svg:height="1.7cm" svg:x="3.602cm" svg:y="9.002cm">
          <text:p text:style-name="P1">Load IDT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5.9cm" svg:height="1.7cm" svg:x="3.603cm" svg:y="11.703cm">
          <text:p text:style-name="P1">Call 'main' of kern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552cm" svg:y1="10.702cm" svg:x2="6.553cm" svg:y2="11.703cm" draw:start-shape="id2" draw:start-glue-point="6" draw:end-shape="id3" draw:end-glue-point="4" svg:d="M6552 10702l1 1001" svg:viewBox="0 0 2 1002">
          <text:p/>
        </draw:connector>
        <draw:custom-shape draw:style-name="gr5" draw:text-style-name="P1" draw:layer="layout" svg:width="10.5cm" svg:height="10.8cm" svg:x="1.4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04cm" svg:height="0.806cm" svg:x="1cm" svg:y="2.3cm">
          <draw:text-box>
            <text:p><text:span text:style-name="T1">kernel_head.asm</text:span></text:p>
          </draw:text-box>
        </draw:frame>
        <draw:custom-shape draw:style-name="gr1" draw:text-style-name="P1" xml:id="id5" draw:id="id5" draw:layer="layout" svg:width="5.9cm" svg:height="1.7cm" svg:x="13.004cm" svg:y="6.104cm">
          <text:p text:style-name="P1">create idt descrip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5.8cm" svg:height="1.9cm" svg:x="3.7cm" svg:y="6cm">
          <text:p text:style-name="P1">setup_id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line" svg:x1="6.55cm" svg:y1="5cm" svg:x2="6.6cm" svg:y2="6cm" draw:start-shape="id1" draw:start-glue-point="6" draw:end-shape="id4" draw:end-glue-point="0" svg:d="M6550 5000l50 1000" svg:viewBox="0 0 51 1001">
          <text:p/>
        </draw:connector>
        <draw:connector draw:style-name="gr6" draw:text-style-name="P1" draw:layer="layout" draw:type="line" svg:x1="6.6cm" svg:y1="7.9cm" svg:x2="6.552cm" svg:y2="9.002cm" draw:start-shape="id4" draw:start-glue-point="2" draw:end-shape="id2" draw:end-glue-point="4" svg:d="M6600 7900l-48 1102" svg:viewBox="0 0 49 1103">
          <text:p/>
        </draw:connector>
        <draw:connector draw:style-name="gr6" draw:text-style-name="P1" draw:layer="layout" draw:type="line" svg:x1="9.5cm" svg:y1="6.95cm" svg:x2="13.004cm" svg:y2="6.954cm" draw:start-shape="id4" draw:start-glue-point="1" draw:end-shape="id5" draw:end-glue-point="5" svg:d="M9500 6950l3504 4" svg:viewBox="0 0 3505 5">
          <text:p/>
        </draw:connector>
        <draw:custom-shape draw:style-name="gr1" draw:text-style-name="P1" xml:id="id6" draw:id="id6" draw:layer="layout" svg:width="5.9cm" svg:height="1.7cm" svg:x="13.005cm" svg:y="8.505cm">
          <text:p text:style-name="P1">Setup IDT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5.9cm" svg:height="1.7cm" svg:x="13.006cm" svg:y="11.006cm">
          <text:p text:style-name="P1"><text:span text:style-name="T2">setup idt gates(descriptors) </text:span></text:p>
          <text:p text:style-name="P1"><text:span text:style-name="T2">into ID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5.954cm" svg:y1="7.804cm" svg:x2="15.955cm" svg:y2="8.505cm" draw:start-shape="id5" draw:start-glue-point="6" draw:end-shape="id6" draw:end-glue-point="4" svg:d="M15954 7804l1 701" svg:viewBox="0 0 2 702">
          <text:p/>
        </draw:connector>
        <draw:connector draw:style-name="gr6" draw:text-style-name="P1" draw:layer="layout" draw:type="line" svg:x1="15.955cm" svg:y1="10.205cm" svg:x2="15.956cm" svg:y2="11.006cm" draw:start-shape="id6" draw:start-glue-point="6" draw:end-shape="id7" draw:end-glue-point="4" svg:d="M15955 10205l1 801" svg:viewBox="0 0 2 802">
          <text:p/>
        </draw:connector>
        <draw:custom-shape draw:style-name="gr5" draw:text-style-name="P1" draw:layer="layout" svg:width="7.6cm" svg:height="8cm" svg:x="12.4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6cm" svg:height="0.806cm" svg:x="12.4cm" svg:y="4.9cm">
          <draw:text-box>
            <text:p><text:span text:style-name="T1">Idt.c</text:span></text:p>
          </draw:text-box>
        </draw:frame>
        <draw:custom-shape draw:style-name="gr4" draw:text-style-name="P1" xml:id="id8" draw:id="id8" draw:layer="layout" svg:width="5.8cm" svg:height="1.9cm" svg:x="3.701cm" svg:y="14.401cm">
          <text:p text:style-name="P1">Init_8259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9" draw:id="id9" draw:layer="layout" svg:width="5.9cm" svg:height="1.7cm" svg:x="13.204cm" svg:y="14.504cm">
          <text:p text:style-name="P1">ICW1: Initialize PIC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5.9cm" svg:height="1.7cm" svg:x="13.205cm" svg:y="16.805cm">
          <text:p text:style-name="P1"><text:span text:style-name="T2">ICW2: Tell PICs </text:span></text:p>
          <text:p text:style-name="P1"><text:span text:style-name="T2">the base address of IRQ'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9.501cm" svg:y1="15.351cm" svg:x2="13.204cm" svg:y2="15.354cm" draw:start-shape="id8" draw:start-glue-point="1" draw:end-shape="id9" draw:end-glue-point="5" svg:d="M9501 15351l3703 3" svg:viewBox="0 0 3704 4">
          <text:p/>
        </draw:connector>
        <draw:connector draw:style-name="gr6" draw:text-style-name="P4" draw:layer="layout" draw:type="line" svg:x1="16.154cm" svg:y1="16.204cm" svg:x2="16.155cm" svg:y2="16.805cm" draw:start-shape="id9" draw:start-glue-point="6" draw:end-shape="id10" draw:end-glue-point="4" svg:d="M16154 16204l1 601" svg:viewBox="0 0 2 602">
          <text:p/>
        </draw:connector>
        <draw:connector draw:style-name="gr7" draw:text-style-name="P4" draw:layer="layout" draw:type="line" svg:x1="16.155cm" svg:y1="18.505cm" svg:x2="16.485cm" svg:y2="29.959cm" draw:start-shape="id10" draw:start-glue-point="6" svg:d="M16155 18505l330 11454" svg:viewBox="0 0 331 11455">
          <text:p/>
        </draw:connector>
        <draw:custom-shape draw:style-name="gr5" draw:text-style-name="P1" draw:layer="layout" svg:width="7.6cm" svg:height="16cm" svg:x="12.4cm" svg:y="13.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347cm" svg:height="0.763cm" svg:x="20cm" svg:y="14.4cm">
          <draw:text-box>
            <text:p text:style-name="P4"><text:span text:style-name="T2">8259_pic.asm</text:span></text:p>
          </draw:text-box>
        </draw:frame>
        <draw:frame draw:style-name="gr8" draw:text-style-name="P4" draw:layer="layout" svg:width="0.502cm" svg:height="1.195cm" svg:x="0cm" svg:y="8.7cm">
          <draw:text-box>
            <text:p/>
          </draw:text-box>
        </draw:frame>
        <draw:connector draw:style-name="gr6" draw:text-style-name="P4" draw:layer="layout" draw:type="curve" svg:x1="15.956cm" svg:y1="12.706cm" svg:x2="9.5cm" svg:y2="6.95cm" draw:start-shape="id7" draw:start-glue-point="6" draw:end-shape="id4" draw:end-glue-point="1" svg:d="M15956 12706c0 753-2351 628-3308-999s-517-4757-3148-4757" svg:viewBox="0 0 6457 6201">
          <text:p/>
        </draw:connector>
        <draw:connector draw:style-name="gr6" draw:text-style-name="P4" draw:layer="layout" draw:type="curve" svg:x1="14.492cm" svg:y1="21.166cm" svg:x2="9.501cm" svg:y2="15.351cm" draw:end-shape="id8" svg:d="M14492 21166c-3366 0-871-5815-4991-5815" svg:viewBox="0 0 4992 5816">
          <text:p/>
        </draw:connector>
        <draw:connector draw:style-name="gr6" draw:text-style-name="P4" draw:layer="layout" draw:type="line" svg:x1="6.553cm" svg:y1="13.403cm" svg:x2="6.601cm" svg:y2="14.401cm" draw:start-shape="id3" draw:start-glue-point="6" draw:end-shape="id8" draw:end-glue-point="0" svg:d="M6553 13403l48 998" svg:viewBox="0 0 49 999">
          <text:p/>
        </draw:connector>
        <draw:connector draw:style-name="gr6" draw:text-style-name="P4" draw:layer="layout" draw:type="line" svg:x1="6.601cm" svg:y1="16.301cm" svg:x2="6.553cm" svg:y2="29.145cm" draw:start-shape="id8" draw:start-glue-point="2" svg:d="M6601 16301l-48 12844" svg:viewBox="0 0 49 12845">
          <text:p/>
        </draw:connector>
        <draw:custom-shape draw:style-name="gr5" draw:text-style-name="P1" draw:layer="layout" svg:width="10.5cm" svg:height="10.8cm" svg:x="1.4cm" svg:y="14.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848cm" svg:height="0.763cm" svg:x="1.4cm" svg:y="14.2cm">
          <draw:text-box>
            <text:p text:style-name="P4"><text:span text:style-name="T2">main.c</text:span></text:p>
          </draw:text-box>
        </draw:frame>
      </draw:page>
      <draw:page draw:name="page2" draw:style-name="dp1" draw:master-page-name="Default">
        <draw:custom-shape draw:style-name="gr4" draw:text-style-name="P6" xml:id="id11" draw:id="id11" draw:layer="layout" svg:width="5.9cm" svg:height="1.7cm" svg:x="13.007cm" svg:y="1.907cm">
          <text:p text:style-name="P1"><text:span text:style-name="T3">ICW3: Tell PICs which IRQ line </text:span></text:p>
          <text:p text:style-name="P1"><text:span text:style-name="T3">is used to communicate </text:span></text:p>
          <text:p text:style-name="P1"><text:span text:style-name="T3">each other(Primary and Slav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15.924cm" svg:y1="1.014cm" svg:x2="15.957cm" svg:y2="1.907cm" draw:end-shape="id11" draw:end-glue-point="4" svg:d="M15924 1014l33 893" svg:viewBox="0 0 34 894">
          <text:p/>
        </draw:connector>
        <draw:custom-shape draw:style-name="gr4" draw:text-style-name="P6" xml:id="id12" draw:id="id12" draw:layer="layout" svg:width="5.9cm" svg:height="1.7cm" svg:x="13.008cm" svg:y="4.208cm">
          <text:p text:style-name="P1"><text:span text:style-name="T3">ICW4: This controls </text:span></text:p>
          <text:p text:style-name="P1"><text:span text:style-name="T3">how everything oper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13" draw:id="id13" draw:layer="layout" svg:width="5.9cm" svg:height="1.7cm" svg:x="13.009cm" svg:y="6.409cm">
          <text:p text:style-name="P1"><text:span text:style-name="T3">Do not mask out </text:span></text:p>
          <text:p text:style-name="P1"><text:span text:style-name="T3">any interrupts in 8259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15.957cm" svg:y1="3.607cm" svg:x2="15.958cm" svg:y2="4.208cm" draw:start-shape="id11" draw:start-glue-point="6" draw:end-shape="id12" draw:end-glue-point="4" svg:d="M15957 3607l1 601" svg:viewBox="0 0 2 602">
          <text:p/>
        </draw:connector>
        <draw:connector draw:style-name="gr6" draw:text-style-name="P4" draw:layer="layout" draw:type="line" svg:x1="15.958cm" svg:y1="5.908cm" svg:x2="15.959cm" svg:y2="6.409cm" draw:start-shape="id12" draw:start-glue-point="6" draw:end-shape="id13" draw:end-glue-point="4" svg:d="M15958 5908l1 501" svg:viewBox="0 0 2 502">
          <text:p/>
        </draw:connector>
        <draw:custom-shape draw:style-name="gr5" draw:text-style-name="P1" draw:layer="layout" svg:width="7.6cm" svg:height="8cm" svg:x="12.4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347cm" svg:height="0.763cm" svg:x="16.8cm" svg:y="1.1cm">
          <draw:text-box>
            <text:p text:style-name="P4"><text:span text:style-name="T2">8259_pic.asm</text:span></text:p>
          </draw:text-box>
        </draw:frame>
        <draw:connector draw:style-name="gr6" draw:text-style-name="P4" draw:layer="layout" draw:type="curve" svg:x1="15.959cm" svg:y1="8.109cm" svg:x2="10.186cm" svg:y2="-0.132cm" draw:start-shape="id13" draw:start-glue-point="6" svg:d="M15959 8109c0 753-5773 4873-5773-8241" svg:viewBox="0 0 5774 9447">
          <text:p/>
        </draw:connector>
        <draw:custom-shape draw:style-name="gr4" draw:text-style-name="P1" xml:id="id19" draw:id="id19" draw:layer="layout" svg:width="5.9cm" svg:height="1.7cm" svg:x="3.304cm" svg:y="19.004cm">
          <text:p text:style-name="P1">setup_pag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0.5cm" svg:height="34.1cm" svg:x="1.2cm" svg:y="-1.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848cm" svg:height="0.763cm" svg:x="1.3cm" svg:y="1.101cm">
          <draw:text-box>
            <text:p text:style-name="P4"><text:span text:style-name="T2">main.c</text:span></text:p>
          </draw:text-box>
        </draw:frame>
        <draw:custom-shape draw:style-name="gr4" draw:text-style-name="P1" xml:id="id20" draw:id="id20" draw:layer="layout" svg:width="5.9cm" svg:height="4.095cm" svg:x="3.305cm" svg:y="21.405cm">
          <text:p text:style-name="P1">Setup process 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4" draw:id="id14" draw:layer="layout" svg:width="5.9cm" svg:height="1.7cm" svg:x="13.205cm" svg:y="9.705cm">
          <text:p text:style-name="P1">Kernel paging set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5" draw:id="id15" draw:layer="layout" svg:width="5.9cm" svg:height="1.7cm" svg:x="13.206cm" svg:y="12.006cm">
          <text:p text:style-name="P1">Mm paging set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6" draw:id="id16" draw:layer="layout" svg:width="5.9cm" svg:height="1.7cm" svg:x="13.207cm" svg:y="14.207cm">
          <text:p text:style-name="P1">Fs paging set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7" draw:id="id17" draw:layer="layout" svg:width="5.9cm" svg:height="1.7cm" svg:x="13.208cm" svg:y="16.408cm">
          <text:p text:style-name="P1">Init paging set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8" draw:id="id18" draw:layer="layout" svg:width="5.9cm" svg:height="1.7cm" svg:x="13.209cm" svg:y="18.509cm">
          <text:p text:style-name="P1">user paging set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7.6cm" svg:height="14.5cm" svg:x="12.2cm" svg:y="9.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6.155cm" svg:y1="11.405cm" svg:x2="16.156cm" svg:y2="12.006cm" draw:start-shape="id14" draw:start-glue-point="6" draw:end-shape="id15" draw:end-glue-point="4" svg:d="M16155 11405l1 601" svg:viewBox="0 0 2 602">
          <text:p/>
        </draw:connector>
        <draw:connector draw:style-name="gr6" draw:text-style-name="P4" draw:layer="layout" draw:type="line" svg:x1="16.156cm" svg:y1="13.706cm" svg:x2="16.157cm" svg:y2="14.207cm" draw:start-shape="id15" draw:start-glue-point="6" draw:end-shape="id16" draw:end-glue-point="4" svg:d="M16156 13706l1 501" svg:viewBox="0 0 2 502">
          <text:p/>
        </draw:connector>
        <draw:connector draw:style-name="gr6" draw:text-style-name="P4" draw:layer="layout" draw:type="line" svg:x1="16.157cm" svg:y1="15.907cm" svg:x2="16.158cm" svg:y2="16.408cm" draw:start-shape="id16" draw:start-glue-point="6" draw:end-shape="id17" draw:end-glue-point="4" svg:d="M16157 15907l1 501" svg:viewBox="0 0 2 502">
          <text:p/>
        </draw:connector>
        <draw:connector draw:style-name="gr6" draw:text-style-name="P4" draw:layer="layout" draw:type="line" svg:x1="16.158cm" svg:y1="18.108cm" svg:x2="16.159cm" svg:y2="18.509cm" draw:start-shape="id17" draw:start-glue-point="6" draw:end-shape="id18" draw:end-glue-point="4" svg:d="M16158 18108l1 401" svg:viewBox="0 0 2 402">
          <text:p/>
        </draw:connector>
        <draw:frame draw:style-name="gr3" draw:text-style-name="P5" draw:layer="layout" svg:width="2.28cm" svg:height="0.763cm" svg:x="17.6cm" svg:y="8.837cm">
          <draw:text-box>
            <text:p text:style-name="P4"><text:span text:style-name="T2">Paging.c</text:span></text:p>
          </draw:text-box>
        </draw:frame>
        <draw:connector draw:style-name="gr6" draw:text-style-name="P4" draw:layer="layout" draw:type="line" svg:x1="5.998cm" svg:y1="-1.117cm" svg:x2="6.254cm" svg:y2="19.004cm" draw:end-shape="id19" draw:end-glue-point="4" svg:d="M5998-1117l256 20121" svg:viewBox="0 0 257 20122">
          <text:p/>
        </draw:connector>
        <draw:connector draw:style-name="gr6" draw:text-style-name="P4" draw:layer="layout" draw:type="line" svg:x1="9.204cm" svg:y1="19.854cm" svg:x2="13.205cm" svg:y2="10.555cm" draw:start-shape="id19" draw:start-glue-point="7" draw:end-shape="id14" draw:end-glue-point="5" svg:d="M9204 19854l4001-9299" svg:viewBox="0 0 4002 9300">
          <text:p/>
        </draw:connector>
        <draw:connector draw:style-name="gr6" draw:text-style-name="P4" draw:layer="layout" draw:type="line" svg:x1="6.254cm" svg:y1="20.704cm" svg:x2="6.255cm" svg:y2="21.405cm" draw:start-shape="id19" draw:start-glue-point="6" draw:end-shape="id20" draw:end-glue-point="4" svg:d="M6254 20704l1 701" svg:viewBox="0 0 2 702">
          <text:p/>
        </draw:connector>
        <draw:custom-shape draw:style-name="gr4" draw:text-style-name="P7" xml:id="id21" draw:id="id21" draw:layer="layout" svg:width="5.8cm" svg:height="1.9cm" svg:x="13.3cm" svg:y="21.2cm">
          <text:p text:style-name="P1"><text:span text:style-name="T4">switch_paging(kernel_page_director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draw:type="line" svg:x1="16.159cm" svg:y1="20.209cm" svg:x2="16.2cm" svg:y2="21.2cm" draw:start-shape="id18" draw:start-glue-point="6" draw:end-shape="id21" draw:end-glue-point="0" svg:d="M16159 20209l41 991" svg:viewBox="0 0 42 992">
          <text:p/>
        </draw:connector>
        <draw:connector draw:style-name="gr6" draw:text-style-name="P4" draw:layer="layout" draw:type="curve" svg:x1="16.2cm" svg:y1="23.1cm" svg:x2="9.204cm" svg:y2="19.854cm" draw:start-shape="id21" draw:start-glue-point="2" draw:end-shape="id19" draw:end-glue-point="7" svg:d="M16200 23100c0 753-2474 628-3455-372s-468-2874-3541-2874" svg:viewBox="0 0 6997 3731">
          <text:p/>
        </draw:connector>
        <draw:custom-shape draw:style-name="gr4" draw:text-style-name="P6" draw:layer="layout" svg:width="4.399cm" svg:height="1.301cm" svg:x="4.101cm" svg:y="24cm">
          <text:p text:style-name="P1"><text:span text:style-name="T3">ready(proces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draw:type="line" svg:x1="6.255cm" svg:y1="25.5cm" svg:x2="6.174cm" svg:y2="31.103cm" draw:start-shape="id20" draw:start-glue-point="6" svg:d="M6255 25500l-81 5603" svg:viewBox="0 0 82 5604">
          <text:p/>
        </draw:connector>
      </draw:page>
      <draw:page draw:name="page3" draw:style-name="dp1" draw:master-page-name="Default">
        <draw:custom-shape draw:style-name="gr5" draw:text-style-name="P1" draw:layer="layout" svg:width="10.5cm" svg:height="17cm" svg:x="1.2cm" svg:y="-1.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848cm" svg:height="0.763cm" svg:x="1.3cm" svg:y="1.102cm">
          <draw:text-box>
            <text:p text:style-name="P4"><text:span text:style-name="T2">main.c</text:span></text:p>
          </draw:text-box>
        </draw:frame>
        <draw:custom-shape draw:style-name="gr4" draw:text-style-name="P8" xml:id="id22" draw:id="id22" draw:layer="layout" svg:width="5.8cm" svg:height="1.9cm" svg:x="3.1cm" svg:y="2.1cm">
          <text:p text:style-name="P1"><text:span text:style-name="T5">Pick a process to run</text:span></text:p>
          <text:p text:style-name="P1"><text:span text:style-name="T5">pick_proc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draw:type="line" svg:x1="6.056cm" svg:y1="-1.058cm" svg:x2="6cm" svg:y2="2.1cm" draw:end-shape="id22" draw:end-glue-point="0" svg:d="M6056-1058l-56 3158" svg:viewBox="0 0 57 3159">
          <text:p/>
        </draw:connector>
        <draw:custom-shape draw:style-name="gr4" draw:text-style-name="P3" xml:id="id23" draw:id="id23" draw:layer="layout" svg:width="7.3cm" svg:height="2.3cm" svg:x="12.8cm" svg:y="2.2cm">
          <text:p text:style-name="P1"><text:span text:style-name="T2">Pick a process located </text:span></text:p>
          <text:p text:style-name="P1"><text:span text:style-name="T2">in ready queue head</text:span></text:p>
          <text:p text:style-name="P1"><text:span text:style-name="T2">Search it in the following order</text:span></text:p>
          <text:p text:style-name="P1"><text:span text:style-name="T2">TASK_Q,SERVER_Q,INIT_USR_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8.9cm" svg:y1="3.05cm" svg:x2="12.8cm" svg:y2="3.35cm" draw:start-shape="id22" draw:start-glue-point="1" draw:end-shape="id23" draw:end-glue-point="5" svg:d="M8900 3050l3900 300" svg:viewBox="0 0 3901 301">
          <text:p/>
        </draw:connector>
        <draw:custom-shape draw:style-name="gr5" draw:text-style-name="P1" draw:layer="layout" svg:width="7.9cm" svg:height="3.6cm" svg:x="12.4cm" svg:y="1.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813cm" svg:height="0.763cm" svg:x="12.4cm" svg:y="1.037cm">
          <draw:text-box>
            <text:p text:style-name="P4"><text:span text:style-name="T2">kernel_lib.c</text:span></text:p>
          </draw:text-box>
        </draw:frame>
        <draw:connector draw:style-name="gr6" draw:text-style-name="P4" draw:layer="layout" draw:type="curve" svg:x1="16.45cm" svg:y1="4.5cm" svg:x2="8.9cm" svg:y2="3.05cm" draw:start-shape="id23" draw:start-glue-point="6" draw:end-shape="id22" draw:end-glue-point="1" svg:d="M16450 4500c0 753-2800 628-3956 77s-668-1527-3594-1527" svg:viewBox="0 0 7551 1978">
          <text:p/>
        </draw:connector>
        <draw:custom-shape draw:style-name="gr4" draw:text-style-name="P8" xml:id="id24" draw:id="id24" draw:layer="layout" svg:width="5.8cm" svg:height="1.9cm" svg:x="3.101cm" svg:y="6.601cm">
          <text:p text:style-name="P1"><text:span text:style-name="T5">Run the process</text:span></text:p>
          <text:p text:style-name="P1"><text:span text:style-name="T5">run_proc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draw:type="line" svg:x1="6cm" svg:y1="4cm" svg:x2="6.001cm" svg:y2="6.601cm" draw:start-shape="id22" draw:start-glue-point="2" draw:end-shape="id24" draw:end-glue-point="0" svg:d="M6000 4000l1 2601" svg:viewBox="0 0 2 2602">
          <text:p/>
        </draw:connector>
        <draw:custom-shape draw:style-name="gr5" draw:text-style-name="P1" draw:layer="layout" svg:width="8.3cm" svg:height="15.1cm" svg:x="12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652cm" svg:height="0.763cm" svg:x="12.401cm" svg:y="5.638cm">
          <draw:text-box>
            <text:p text:style-name="P4"><text:span text:style-name="T2">kernel_low.asm</text:span></text:p>
          </draw:text-box>
        </draw:frame>
        <draw:custom-shape draw:style-name="gr4" draw:text-style-name="P6" xml:id="id25" draw:id="id25" draw:layer="layout" svg:width="7cm" svg:height="3cm" svg:x="12.8cm" svg:y="7.2cm">
          <text:p text:style-name="P1"><text:span text:style-name="T3">cur_proc_pid(pid_clock) == PID_ID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12.8cm" svg:y1="8.7cm" svg:x2="13.8cm" svg:y2="19.55cm" draw:start-shape="id25" draw:start-glue-point="5" draw:end-shape="id26" draw:end-glue-point="5" svg:d="M12800 8700h-501v10850h1501" svg:viewBox="0 0 1502 10851">
          <text:p text:style-name="P4">yes</text:p>
        </draw:connector>
        <draw:custom-shape draw:style-name="gr4" draw:text-style-name="P9" xml:id="id26" draw:id="id26" draw:layer="layout" svg:width="5.9cm" svg:height="1.7cm" svg:x="13.8cm" svg:y="18.7cm">
          <text:p text:style-name="P1"><text:span text:style-name="T6">Idle until inte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xml:id="id27" draw:id="id27" draw:layer="layout" svg:width="5.2cm" svg:height="1.7cm" svg:x="13.7cm" svg:y="11.401cm">
          <text:p text:style-name="P1"><text:span text:style-name="T6">Switch pag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16.3cm" svg:y1="10.2cm" svg:x2="16.3cm" svg:y2="11.401cm" draw:start-shape="id25" draw:start-glue-point="6" draw:end-shape="id27" draw:end-glue-point="4" svg:d="M16300 10200v1201" svg:viewBox="0 0 1 1202">
          <text:p/>
        </draw:connector>
        <draw:frame draw:style-name="gr3" draw:text-style-name="P10" draw:layer="layout" svg:width="1.205cm" svg:height="0.962cm" svg:x="16.4cm" svg:y="10.2cm">
          <draw:text-box>
            <text:p text:style-name="P4"><text:span text:style-name="T6">no</text:span></text:p>
          </draw:text-box>
        </draw:frame>
        <draw:custom-shape draw:style-name="gr4" draw:text-style-name="P6" xml:id="id28" draw:id="id28" draw:layer="layout" svg:width="5.899cm" svg:height="1.7cm" svg:x="13.701cm" svg:y="13.902cm">
          <text:p text:style-name="P1"><text:span text:style-name="T3">load register values </text:span></text:p>
          <text:p text:style-name="P1"><text:span text:style-name="T3">from process table[cur_proc_id]</text:span></text:p>
          <text:p text:style-name="P1"><text:span text:style-name="T3"><text:s/></text:span><text:span text:style-name="T3">to prepare 'iret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16.3cm" svg:y1="13.101cm" svg:x2="16.65cm" svg:y2="13.902cm" draw:start-shape="id27" draw:start-glue-point="6" draw:end-shape="id28" svg:d="M16300 13101l350 801" svg:viewBox="0 0 351 802">
          <text:p/>
        </draw:connector>
        <draw:connector draw:style-name="gr6" draw:text-style-name="P4" draw:layer="layout" svg:x1="8.901cm" svg:y1="7.551cm" svg:x2="16.3cm" svg:y2="7.2cm" draw:start-shape="id24" draw:start-glue-point="1" draw:end-shape="id25" draw:end-glue-point="4" svg:d="M8901 7551h1950v-852h5449v501" svg:viewBox="0 0 7400 853">
          <text:p/>
        </draw:connector>
        <draw:connector draw:style-name="gr10" draw:text-style-name="P4" xml:id="id31" draw:id="id31" draw:layer="layout" svg:x1="16.65cm" svg:y1="15.602cm" svg:x2="6.802cm" svg:y2="20.702cm" draw:start-shape="id28" draw:start-glue-point="6" draw:end-shape="id29" draw:end-glue-point="0" svg:d="M16650 15602v2551h-9848v2549" svg:viewBox="0 0 9849 5101">
          <text:p/>
        </draw:connector>
        <draw:frame draw:style-name="gr11" draw:text-style-name="P10" draw:layer="layout" svg:width="4.74cm" svg:height="0.962cm" svg:x="6.1cm" svg:y="16.8cm">
          <draw:text-box>
            <text:p text:style-name="P4"><text:span text:style-name="T6">Iret: cs, ip, pws</text:span></text:p>
          </draw:text-box>
        </draw:frame>
        <draw:custom-shape draw:style-name="gr4" draw:text-style-name="P8" xml:id="id29" draw:id="id29" draw:layer="layout" svg:width="5.8cm" svg:height="1.9cm" svg:x="3.902cm" svg:y="20.702cm">
          <text:p text:style-name="P1"><text:span text:style-name="T5">Wait for interrupt</text:span></text:p>
          <text:p text:style-name="P1"><text:span text:style-name="T5">receiv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9" draw:layer="layout" svg:width="5.9cm" svg:height="1.7cm" svg:x="13.801cm" svg:y="18.701cm">
          <text:p text:style-name="P1"><text:span text:style-name="T6">Idle until inte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1" xml:id="id30" draw:id="id30" draw:layer="layout" svg:width="5.8cm" svg:height="1.9cm" svg:x="13.7cm" svg:y="22.2cm">
          <text:p text:style-name="P1"><text:span text:style-name="T7">Trigger SYS_CALL_VECTOR </text:span></text:p>
          <text:p text:style-name="P1"><text:span text:style-name="T7">interrup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" draw:layer="layout" svg:x1="6.802cm" svg:y1="22.602cm" svg:x2="13.7cm" svg:y2="23.15cm" draw:start-shape="id29" draw:start-glue-point="2" draw:end-shape="id30" draw:end-glue-point="3" svg:d="M6802 22602v548h6898" svg:viewBox="0 0 6899 549">
          <text:p/>
        </draw:connector>
        <draw:connector draw:style-name="gr13" draw:text-style-name="P1" draw:layer="layout" draw:type="line" svg:x1="16.6cm" svg:y1="24.1cm" svg:x2="16.638cm" svg:y2="30.681cm" draw:start-shape="id30" draw:start-glue-point="2" svg:d="M16600 24100l38 6581" svg:viewBox="0 0 39 6582">
          <text:p/>
        </draw:connector>
        <draw:frame draw:style-name="gr3" draw:text-style-name="P12" draw:layer="layout" svg:width="4.515cm" svg:height="0.763cm" svg:x="16.2cm" svg:y="26.1cm">
          <draw:text-box>
            <text:p><text:span text:style-name="T2">Calls sys_call_low()</text:span></text:p>
          </draw:text-box>
        </draw:frame>
        <draw:custom-shape draw:style-name="gr5" draw:text-style-name="P1" draw:layer="layout" svg:width="7.9cm" svg:height="3.6cm" svg:x="12.4cm" svg:y="21.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.439cm" svg:height="0.763cm" svg:x="12.2cm" svg:y="24.7cm">
          <draw:text-box>
            <text:p><text:span text:style-name="T2">lib/std/sendrec.asm</text:span></text:p>
          </draw:text-box>
        </draw:frame>
        <draw:custom-shape draw:style-name="gr5" draw:text-style-name="P1" draw:layer="layout" svg:width="7.9cm" svg:height="4.6cm" svg:x="3cm" svg:y="19.6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626cm" svg:height="0.763cm" svg:x="2.301cm" svg:y="19.101cm">
          <draw:text-box draw:corner-radius="6.399cm">
            <text:p><text:span text:style-name="T2">Main() in a task</text:span></text:p>
          </draw:text-box>
        </draw:frame>
        <draw:connector draw:style-name="gr14" draw:text-style-name="P1" draw:layer="layout" svg:x1="1.998cm" svg:y1="28.565cm" svg:x2="6.001cm" svg:y2="8.501cm" draw:end-shape="id24" draw:end-glue-point="2" svg:d="M1998 28565v-9781h4003v-10283" svg:viewBox="0 0 4004 20065">
          <text:p/>
        </draw:connector>
        <draw:frame draw:style-name="gr3" draw:text-style-name="P13" draw:layer="layout" svg:width="6.776cm" svg:height="0.962cm" svg:x="1.8cm" svg:y="12.4cm">
          <draw:text-box>
            <text:p><text:span text:style-name="T6">Loos until the last task</text:span></text:p>
          </draw:text-box>
        </draw:frame>
        <draw:connector draw:style-name="gr13" draw:text-style-name="P1" draw:layer="layout" svg:x1="11.726cm" svg:y1="18.153cm" svg:x2="1.458cm" svg:y2="30.184cm" draw:start-shape="id31" draw:start-glue-point="0" svg:d="M11726 18153v7540h-10268v4491" svg:viewBox="0 0 10269 12032">
          <text:p/>
        </draw:connector>
        <draw:frame draw:style-name="gr3" draw:text-style-name="P13" draw:layer="layout" svg:width="3.702cm" svg:height="0.962cm" svg:x="8.4cm" svg:y="25.7cm">
          <draw:text-box>
            <text:p><text:span text:style-name="T6">If it's mm,fs</text:span></text:p>
          </draw:text-box>
        </draw:frame>
        <draw:connector draw:style-name="gr13" draw:text-style-name="P1" draw:layer="layout" draw:type="line" svg:x1="4.828cm" svg:y1="25.669cm" svg:x2="4.735cm" svg:y2="31.007cm" svg:d="M4828 25669l-93 5338" svg:viewBox="0 0 94 5339">
          <text:p/>
        </draw:connector>
        <draw:frame draw:style-name="gr3" draw:text-style-name="P13" draw:layer="layout" svg:width="2.78cm" svg:height="0.962cm" svg:x="3.4cm" svg:y="26.5cm">
          <draw:text-box>
            <text:p><text:span text:style-name="T6">If it's init</text:span></text:p>
          </draw:text-box>
        </draw:frame>
      </draw:page>
      <draw:page draw:name="page4" draw:style-name="dp1" draw:master-page-name="Default">
        <draw:custom-shape draw:style-name="gr4" draw:text-style-name="P8" xml:id="id32" draw:id="id32" draw:layer="layout" svg:width="5.8cm" svg:height="1.9cm" svg:x="13.1cm" svg:y="2.3cm">
          <text:p text:style-name="P1"><text:span text:style-name="T5">Call system_call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" svg:x1="16.434cm" svg:y1="-1.374cm" svg:x2="16cm" svg:y2="2.3cm" draw:end-shape="id32" draw:end-glue-point="0" svg:d="M16434-1374l-434 3674" svg:viewBox="0 0 435 3675">
          <text:p/>
        </draw:connector>
        <draw:custom-shape draw:style-name="gr4" draw:text-style-name="P6" xml:id="id35" draw:id="id35" draw:layer="layout" svg:width="4.621cm" svg:height="2.027cm" svg:x="7.906cm" svg:y="7.662cm">
          <text:p text:style-name="P1"><text:span text:style-name="T2">Is there any message </text:span></text:p>
          <text:p text:style-name="P1"><text:span text:style-name="T2">sent to this proces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7.9cm" svg:height="8.6cm" svg:x="11.9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652cm" svg:height="0.763cm" svg:x="12.2cm" svg:y="1.3cm">
          <draw:text-box>
            <text:p><text:span text:style-name="T2">kernel_low.asm</text:span></text:p>
          </draw:text-box>
        </draw:frame>
        <draw:custom-shape draw:style-name="gr4" draw:text-style-name="P8" xml:id="id36" draw:id="id36" draw:layer="layout" svg:width="3.828cm" svg:height="1.284cm" svg:x="8.672cm" svg:y="5.5cm">
          <text:p text:style-name="P1"><text:span text:style-name="T5">kernel_receive_msg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draw:layer="layout" svg:width="5.8cm" svg:height="1.9cm" svg:x="13.101cm" svg:y="2.301cm">
          <text:p text:style-name="P1"><text:span text:style-name="T5">Call system_call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37" draw:id="id37" draw:layer="layout" svg:width="5.8cm" svg:height="1.9cm" svg:x="13.101cm" svg:y="2.301cm">
          <text:p text:style-name="P1"><text:span text:style-name="T5">Call system_call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33" draw:id="id33" draw:layer="layout" svg:width="3.828cm" svg:height="1.283cm" svg:x="8.302cm" svg:y="10.161cm">
          <text:p text:style-name="P1"><text:span text:style-name="T5">Block clock</text:span></text:p>
          <text:p text:style-name="P1"><text:span text:style-name="T5">block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1" xml:id="id34" draw:id="id34" draw:layer="layout" svg:width="3.827cm" svg:height="1.148cm" svg:x="6.653cm" svg:y="12.256cm">
          <text:p text:style-name="P1">Pick a process</text:p>
          <text:p text:style-name="P1">pick_proc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10.216cm" svg:y1="11.444cm" svg:x2="8.566cm" svg:y2="13.404cm" draw:start-shape="id33" draw:start-glue-point="2" draw:end-shape="id34" svg:d="M10216 11444v2593h-1650v-633" svg:viewBox="0 0 1651 2594">
          <text:p/>
        </draw:connector>
        <draw:connector draw:style-name="gr12" draw:text-style-name="P1" draw:layer="layout" draw:type="line" svg:x1="10.217cm" svg:y1="9.689cm" svg:x2="10.216cm" svg:y2="10.161cm" draw:start-shape="id35" draw:start-glue-point="6" draw:end-shape="id33" draw:end-glue-point="0" svg:d="M10217 9689l-1 472" svg:viewBox="0 0 2 473">
          <text:p/>
        </draw:connector>
        <draw:connector draw:style-name="gr14" draw:text-style-name="P1" draw:layer="layout" svg:x1="6.653cm" svg:y1="12.83cm" svg:x2="8.672cm" svg:y2="6.142cm" draw:start-shape="id34" draw:start-glue-point="5" draw:end-shape="id36" draw:end-glue-point="3" svg:d="M6653 12830h-598v-6688h2617" svg:viewBox="0 0 2618 6689">
          <text:p/>
        </draw:connector>
        <draw:connector draw:style-name="gr12" draw:text-style-name="P1" draw:layer="layout" svg:x1="13.101cm" svg:y1="3.251cm" svg:x2="10.586cm" svg:y2="5.5cm" draw:start-shape="id37" draw:start-glue-point="3" draw:end-shape="id36" draw:end-glue-point="0" svg:d="M13101 3251h-2515v2249" svg:viewBox="0 0 2516 2250">
          <text:p/>
        </draw:connector>
        <draw:connector draw:style-name="gr14" draw:text-style-name="P1" draw:layer="layout" svg:x1="12.5cm" svg:y1="6.142cm" svg:x2="18.901cm" svg:y2="3.251cm" draw:start-shape="id36" draw:start-glue-point="1" draw:end-shape="id37" draw:end-glue-point="1" svg:d="M12500 6142h6903v-2891h-502" svg:viewBox="0 0 6904 2892">
          <text:p/>
        </draw:connector>
        <draw:connector draw:style-name="gr12" draw:text-style-name="P1" draw:layer="layout" svg:x1="10.586cm" svg:y1="6.784cm" svg:x2="10.217cm" svg:y2="7.662cm" draw:start-shape="id36" draw:start-glue-point="2" draw:end-shape="id35" draw:end-glue-point="4" svg:d="M10586 6784v439h-369v439" svg:viewBox="0 0 370 879">
          <text:p/>
        </draw:connector>
        <draw:connector draw:style-name="gr14" draw:text-style-name="P1" draw:layer="layout" svg:x1="16.001cm" svg:y1="4.201cm" svg:x2="5.874cm" svg:y2="-1.27cm" draw:start-shape="id37" draw:start-glue-point="2" svg:d="M16001 4201v502h-10127v-5973" svg:viewBox="0 0 10128 5974">
          <text:p/>
        </draw:connector>
        <draw:frame draw:style-name="gr3" draw:layer="layout" svg:width="3.702cm" svg:height="0.962cm" svg:x="2.198cm" svg:y="14.938cm">
          <draw:text-box>
            <text:p>If it's mm,fs</text:p>
          </draw:text-box>
        </draw:frame>
        <draw:custom-shape draw:style-name="gr5" draw:text-style-name="P1" draw:layer="layout" svg:width="6.5cm" svg:height="8.6cm" svg:x="6.3cm" svg:y="5.3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2.813cm" svg:height="0.763cm" svg:x="5.3cm" svg:y="4.801cm">
          <draw:text-box>
            <text:p><text:span text:style-name="T2">kernel_lib.c</text:span></text:p>
          </draw:text-box>
        </draw:frame>
        <draw:custom-shape draw:style-name="gr4" draw:text-style-name="P8" xml:id="id38" draw:id="id38" draw:layer="layout" svg:width="5.8cm" svg:height="1.9cm" svg:x="1.702cm" svg:y="18.301cm">
          <text:p text:style-name="P1"><text:span text:style-name="T5">init_mm() / init_f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" draw:layer="layout" svg:width="7.9cm" svg:height="6.601cm" svg:x="1.2cm" svg:y="17.199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88cm" svg:height="0.763cm" svg:x="0.901cm" svg:y="16.7cm">
          <draw:text-box draw:corner-radius="6.399cm">
            <text:p><text:span text:style-name="T2">Main() in MM,FS</text:span></text:p>
          </draw:text-box>
        </draw:frame>
        <draw:connector draw:style-name="gr13" draw:text-style-name="P1" draw:layer="layout" draw:type="line" svg:x1="3.157cm" svg:y1="-0.975cm" svg:x2="4.602cm" svg:y2="18.301cm" draw:end-shape="id38" draw:end-glue-point="0" svg:d="M3157-975l1445 19276" svg:viewBox="0 0 1446 19277">
          <text:p/>
        </draw:connector>
        <draw:custom-shape draw:style-name="gr4" draw:text-style-name="P8" xml:id="id39" draw:id="id39" draw:layer="layout" svg:width="5.8cm" svg:height="1.9cm" svg:x="1.7cm" svg:y="20.7cm">
          <text:p text:style-name="P1"><text:span text:style-name="T5">Wait for interrupt</text:span></text:p>
          <text:p text:style-name="P1"><text:span text:style-name="T5">receiv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1" xml:id="id40" draw:id="id40" draw:layer="layout" svg:x1="7.5cm" svg:y1="21.65cm" svg:x2="4.967cm" svg:y2="26.041cm" draw:start-shape="id39" draw:start-glue-point="1" svg:d="M7500 21650h502v4391h-3035" svg:viewBox="0 0 3036 4392">
          <text:p/>
        </draw:connector>
        <draw:connector draw:style-name="gr15" draw:text-style-name="P1" draw:layer="layout" svg:x1="4.967cm" svg:y1="26.041cm" svg:x2="1.7cm" svg:y2="21.65cm" draw:start-shape="id40" draw:start-glue-point="3" draw:end-shape="id39" svg:d="M4967 26041h-3768v-4391h501" svg:viewBox="0 0 3769 4392">
          <text:p/>
        </draw:connector>
        <draw:frame draw:style-name="gr3" draw:text-style-name="P14" draw:layer="layout" svg:width="6.551cm" svg:height="1.133cm" svg:x="1.4cm" svg:y="24.3cm">
          <draw:text-box>
            <text:p><text:span text:style-name="T3">Procedure omitted (same as tasks)</text:span></text:p>
            <text:p><text:span text:style-name="T3"><text:s/></text:span><text:span text:style-name="T3">mm,fs blocked</text:span></text:p>
          </draw:text-box>
        </draw:frame>
        <draw:connector draw:style-name="gr13" draw:text-style-name="P1" draw:layer="layout" draw:type="line" svg:x1="0.789cm" svg:y1="-0.464cm" svg:x2="14.2cm" svg:y2="17.1cm" draw:end-shape="id41" draw:end-glue-point="4" svg:d="M789-464l13411 17564" svg:viewBox="0 0 13412 17565">
          <text:p/>
        </draw:connector>
        <draw:frame draw:style-name="gr3" draw:layer="layout" svg:width="2.78cm" svg:height="0.962cm" svg:x="12cm" svg:y="14.938cm">
          <draw:text-box>
            <text:p>If it's init</text:p>
          </draw:text-box>
        </draw:frame>
        <draw:custom-shape draw:style-name="gr4" draw:text-style-name="P6" xml:id="id41" draw:id="id41" draw:layer="layout" svg:width="7cm" svg:height="3cm" svg:x="10.7cm" svg:y="17.1cm">
          <text:p text:style-name="P1"><text:span text:style-name="T3">fork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xml:id="id42" draw:id="id42" draw:layer="layout" svg:width="3.4cm" svg:height="0.902cm" svg:x="9.4cm" svg:y="20.4cm">
          <text:p text:style-name="P1"><text:span text:style-name="T5">wait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43" draw:id="id43" draw:layer="layout" svg:width="4.1cm" svg:height="0.9cm" svg:x="12.3cm" svg:y="21.6cm">
          <text:p text:style-name="P1"><text:span text:style-name="T5">open(“dev/tty”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44" draw:id="id44" draw:layer="layout" svg:width="4.1cm" svg:height="0.9cm" svg:x="12.301cm" svg:y="23.001cm">
          <text:p text:style-name="P1"><text:span text:style-name="T5">open(“dev/tty”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45" draw:id="id45" draw:layer="layout" svg:width="4.1cm" svg:height="0.9cm" svg:x="12.303cm" svg:y="24.403cm">
          <text:p text:style-name="P1"><text:span text:style-name="T5">open(“dev/tty”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8" xml:id="id46" draw:id="id46" draw:layer="layout" svg:width="4.1cm" svg:height="0.9cm" svg:x="12.303cm" svg:y="25.803cm">
          <text:p text:style-name="P1"><text:span text:style-name="T5">exec(“bin/sh”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" draw:layer="layout" draw:type="line" svg:x1="10.7cm" svg:y1="18.6cm" svg:x2="11.1cm" svg:y2="20.4cm" draw:start-shape="id41" draw:start-glue-point="5" draw:end-shape="id42" draw:end-glue-point="0" svg:d="M10700 18600l400 1800" svg:viewBox="0 0 401 1801">
          <text:p/>
        </draw:connector>
        <draw:connector draw:style-name="gr12" draw:text-style-name="P1" draw:layer="layout" draw:type="line" svg:x1="14.2cm" svg:y1="20.1cm" svg:x2="14.35cm" svg:y2="21.6cm" draw:start-shape="id41" draw:start-glue-point="6" draw:end-shape="id43" draw:end-glue-point="0" svg:d="M14200 20100l150 1500" svg:viewBox="0 0 151 1501">
          <text:p/>
        </draw:connector>
        <draw:connector draw:style-name="gr12" draw:text-style-name="P1" draw:layer="layout" draw:type="line" svg:x1="14.35cm" svg:y1="22.5cm" svg:x2="14.351cm" svg:y2="23.001cm" draw:start-shape="id43" draw:start-glue-point="2" draw:end-shape="id44" draw:end-glue-point="0" svg:d="M14350 22500l1 501" svg:viewBox="0 0 2 502">
          <text:p/>
        </draw:connector>
        <draw:connector draw:style-name="gr12" draw:text-style-name="P1" draw:layer="layout" draw:type="line" svg:x1="14.351cm" svg:y1="23.901cm" svg:x2="14.353cm" svg:y2="24.403cm" draw:start-shape="id44" draw:start-glue-point="2" draw:end-shape="id45" draw:end-glue-point="0" svg:d="M14351 23901l2 502" svg:viewBox="0 0 3 503">
          <text:p/>
        </draw:connector>
        <draw:connector draw:style-name="gr12" draw:text-style-name="P1" draw:layer="layout" draw:type="line" svg:x1="14.353cm" svg:y1="25.303cm" svg:x2="14.353cm" svg:y2="25.803cm" draw:start-shape="id45" draw:start-glue-point="2" draw:end-shape="id46" draw:end-glue-point="0" svg:d="M14353 25303v500" svg:viewBox="0 0 1 501">
          <text:p/>
        </draw:connector>
        <draw:frame draw:style-name="gr3" draw:text-style-name="P15" draw:layer="layout" svg:width="2.284cm" svg:height="0.649cm" svg:x="9.3cm" svg:y="19.3cm">
          <draw:text-box>
            <text:p><text:span text:style-name="T7">yes(parent)</text:span></text:p>
          </draw:text-box>
        </draw:frame>
        <draw:frame draw:style-name="gr3" draw:text-style-name="P15" draw:layer="layout" svg:width="1.848cm" svg:height="0.649cm" svg:x="14.201cm" svg:y="20.4cm">
          <draw:text-box>
            <text:p><text:span text:style-name="T7">no(child)</text:span></text:p>
          </draw:text-box>
        </draw:frame>
        <draw:custom-shape draw:style-name="gr5" draw:text-style-name="P1" draw:layer="layout" svg:width="8.9cm" svg:height="10.14cm" svg:x="9.3cm" svg:y="16.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2.991cm" svg:height="0.763cm" svg:x="9.1cm" svg:y="16.137cm">
          <draw:text-box draw:corner-radius="6.399cm">
            <text:p><text:span text:style-name="T2">Main() in init</text:span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7T00:15:43.379714101</meta:creation-date>
    <dc:date>2015-08-25T12:46:52.917727105</dc:date>
    <meta:editing-duration>PT6H28M25S</meta:editing-duration>
    <meta:editing-cycles>93</meta:editing-cycles>
    <meta:generator>LibreOffice/4.2.8.2$Linux_x86 LibreOffice_project/420m0$Build-2</meta:generator>
    <meta:document-statistic meta:object-count="151"/>
  </office:meta>
</office:document-meta>
</file>